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8A900003BD87ED9032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il Simmons</text:p>
      <text:p text:style-name="Standard">DE86297</text:p>
      <text:p text:style-name="Standard"/>
      <text:p text:style-name="Standard">Project name: <text:s/>Stock Explorer</text:p>
      <text:p text:style-name="Standard"/>
      <text:p text:style-name="Standard">Goal: <text:s/>Build a python application that allows the user to display information about stock data from the S and P 500. <text:s/>Taking data from a collection of .csv files, create a database with a table for each stock with each row containing information about that stock on a given date. <text:s/>Setup.py creates the database and reads in the .csv files, while gui.py runs the application.</text:p>
      <text:p text:style-name="Standard"/>
      <text:p text:style-name="Standard">Software and Technologies used:</text:p>
      <text:p text:style-name="Standard"/>
      <text:p text:style-name="Standard"><text:tab/>Done on a virtual machine running Debian 5.2.11, written in Python 2.7.16. <text:s/>The Psycopg2 library was used for handling connections to a postgres database. <text:s/>The Tkinter library was used to implement the gui. <text:s/>The archived stock data was downloaded from <text:a xlink:type="simple" xlink:href="https://www.kaggle.com/camnugent/sandp500" text:style-name="Internet_20_link" text:visited-style-name="Visited_20_Internet_20_Link">https://www.kaggle.com/camnugent/sandp500</text:a>. <text:s/>The ER diagram was generated using Dbeaver, though I had to get the whole system running on my (real) windows machine to make that work.</text:p>
      <text:p text:style-name="Standard"/>
      <text:p text:style-name="Standard">Design and ER diagram:</text:p>
      <text:p text:style-name="Standard"/>
      <text:p text:style-name="Standard"><text:tab/>Setup.py first deletes the S and P database, in case it already exists. <text:s/>It then creates it, then creates a table for every .csv file. <text:s/>That file is open, and inserted into the table line by line. <text:s/>Successfully generated tables have their names added to a good_stocks table.</text:p>
      <text:p text:style-name="Standard"/>
      <text:p text:style-name="Standard"><text:tab/>Gui.py reads in the list of stocks in the good_stocks table to perform all searches on. <text:s/>Every search reads from every table in the database. <text:s/>Further details on algorithms can be found in the comments.</text:p>
      <text:p text:style-name="Standard"/>
      <text:p text:style-name="Standard"><text:tab/>The ER diagram is attached on the back page. <text:s/>Though, it is too big to fit on one page due to the nature of the system, but the same pattern applies to every table. <text:s text:c="2"/>They could all be put into one large table but this design made it easier to find the data I was looking for.</text:p>
      <text:p text:style-name="Standard"/>
      <text:p text:style-name="Standard"/>
      <text:p text:style-name="Standard">Features:</text:p>
      <text:p text:style-name="Standard"><text:tab/>Find the highest and lowest valued stock, or find the stock with the highest gains or losses, <text:s/>going back over a period of up to 5 years. <text:s/>Displays all information about the top ten results for these searches. <text:s/>Prints out an error if a stock can't be read for a particular query.</text:p>
      <text:p text:style-name="Standard"/>
      <text:p text:style-name="Standard">Sample case 1:</text:p>
      <text:p text:style-name="Standard"><text:tab/>You want to know which stock is growing the most over the past month at the closing bell of the market. <text:s/>Select “Biggest gain, based on close, over period of 1 month.” <text:s/>Click “Run” and the top ten results will be displayed.</text:p>
      <text:p text:style-name="Standard"/>
      <text:p text:style-name="Standard">Sample case 2:</text:p>
      <text:p text:style-name="Standard"><text:tab/>You are an antifa punk and you want to revel in the downfall of a major company. <text:s/>Select “Biggest Losses, Low, 5 years” and click “Run.” <text:s/>The top ten results will be displayed.</text:p>
      <text:p text:style-name="Standard"/>
      <text:p text:style-name="Standard"/>
      <text:p text:style-name="Standard">Challenges Faced:</text:p>
      <text:p text:style-name="Standard"><text:soft-page-break/><text:tab/>I had to use python, because psycopg2 was the only way I was vaguely familiar with to get code to connect to postgres and it seemed like the best option. <text:s/>However, I have never used python before in any real coding. <text:s/>I had to learn a lot about the syntax of python, especially formatting strings and managing data types. <text:s/>For some reason, I can't get the math to work for the percentage gains and losses though, which was really disappointing. <text:s/>Every function had to be researched for documentation on how it worked, and how to make it do what I wanted it to.</text:p>
      <text:p text:style-name="Standard"/>
      <text:p text:style-name="Standard"/>
      <text:p text:style-name="Standard">Future development:</text:p>
      <text:p text:style-name="Standard"/>
      <text:p text:style-name="Standard"><text:tab/>I would perfect the percentage functions, as well as add averages. <text:s/>I'd also add the ability to search for data relating to one specific stock at a time, such as finding the lowest value for GOOG.</text:p>
      <text:p text:style-name="Standard">I'd have to do research on what people look for in stock market analysis to see what sort of features would be desirable.</text:p>
      <text:p text:style-name="Standard"/>
      <text:p text:style-name="Standard"/>
      <text:p text:style-name="Standard">Conclusion:</text:p>
      <text:p text:style-name="Standard"/>
      <text:p text:style-name="Standard"><text:tab/>I like python's versatility, but I hate the lack of curly brackets. <text:s/>I can tell that postgres and sql databases in general are powerful, but I don't understand them quite well enough to use them efficiently. <text:s/>But it sure is fun watching the database get updated in real time as my script is running.</text:p>
      <text:p text:style-name="Standard"><draw:frame draw:style-name="fr1" draw:name="graphics1" text:anchor-type="paragraph" svg:width="6.9252in" svg:height="5.7035in" draw:z-index="0"><draw:image xlink:href="Pictures/20000007000048A900003BD87ED9032C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8T20:17:41.35</meta:creation-date>
    <dc:date>2019-12-08T22:59:58.40</dc:date>
    <meta:editing-duration>PT9M46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3" meta:paragraph-count="23" meta:word-count="641" meta:character-count="3606"/>
  </office:meta>
</office:document-meta>
</file>